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302cm" svg:y="0.69cm">
            <draw:object draw:notify-on-update-of-ranges="Sheet1.A5:Sheet1.A12 Sheet1.D4:Sheet1.D4 Sheet1.D5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303cm" svg:y="10.663cm">
            <draw:object draw:notify-on-update-of-ranges="Sheet1.A25:Sheet1.A36 Sheet1.D24:Sheet1.D24 Sheet1.D25:Sheet1.D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303cm" svg:y="21.929cm">
            <draw:object draw:notify-on-update-of-ranges="Sheet1.A51:Sheet1.A61 Sheet1.D50:Sheet1.D50 Sheet1.D51:Sheet1.D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1.274cm" svg:y="42.044cm">
            <draw:object draw:notify-on-update-of-ranges="Sheet1.A94:Sheet1.A105 Sheet1.D93:Sheet1.D93 Sheet1.D94:Sheet1.D10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1.274cm" svg:y="32.138cm">
            <draw:object draw:notify-on-update-of-ranges="Sheet1.A74:Sheet1.A81 Sheet1.D73:Sheet1.D73 Sheet1.D74:Sheet1.D8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un for custom features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645" calcext:value-type="float">
            <text:p>0.645</text:p>
          </table:table-cell>
          <table:table-cell table:formula="of:=AVERAGE([.B5:.C5])" office:value-type="float" office:value="0.6529" calcext:value-type="float">
            <text:p>0.6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819" calcext:value-type="float">
            <text:p>0.6819</text:p>
          </table:table-cell>
          <table:table-cell table:formula="of:=AVERAGE([.B6:.C6])" office:value-type="float" office:value="0.6797" calcext:value-type="float">
            <text:p>0.67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7005" calcext:value-type="float">
            <text:p>0.7005</text:p>
          </table:table-cell>
          <table:table-cell table:formula="of:=AVERAGE([.B7:.C7])" office:value-type="float" office:value="0.70405" calcext:value-type="float">
            <text:p>0.704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7147" calcext:value-type="float">
            <text:p>0.7147</text:p>
          </table:table-cell>
          <table:table-cell table:formula="of:=AVERAGE([.B8:.C8])" office:value-type="float" office:value="0.7122" calcext:value-type="float">
            <text:p>0.71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07" calcext:value-type="float">
            <text:p>0.7107</text:p>
          </table:table-cell>
          <table:table-cell table:formula="of:=AVERAGE([.B9:.C9])" office:value-type="float" office:value="0.71285" calcext:value-type="float">
            <text:p>0.7128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7256" calcext:value-type="float">
            <text:p>0.7256</text:p>
          </table:table-cell>
          <table:table-cell table:formula="of:=AVERAGE([.B10:.C10])" office:value-type="float" office:value="0.7257" calcext:value-type="float">
            <text:p>0.72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95" calcext:value-type="float">
            <text:p>0.7395</text:p>
          </table:table-cell>
          <table:table-cell table:formula="of:=AVERAGE([.B11:.C11])" office:value-type="float" office:value="0.73675" calcext:value-type="float">
            <text:p>0.736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73" calcext:value-type="float">
            <text:p>0.7573</text:p>
          </table:table-cell>
          <table:table-cell/>
          <table:table-cell table:formula="of:=AVERAGE([.B12:.C12])" office:value-type="float" office:value="0.7573" calcext:value-type="float">
            <text:p>0.7573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982" calcext:value-type="float">
            <text:p>0.1982</text:p>
          </table:table-cell>
          <table:table-cell table:formula="of:=AVERAGE([.B25:.C25])" office:value-type="float" office:value="0.15585" calcext:value-type="float">
            <text:p>0.155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1732" calcext:value-type="float">
            <text:p>0.1732</text:p>
          </table:table-cell>
          <table:table-cell table:formula="of:=AVERAGE([.B26:.C26])" office:value-type="float" office:value="0.18365" calcext:value-type="float">
            <text:p>0.183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391" calcext:value-type="float">
            <text:p>0.4391</text:p>
          </table:table-cell>
          <table:table-cell table:formula="of:=AVERAGE([.B27:.C27])" office:value-type="float" office:value="0.45045" calcext:value-type="float">
            <text:p>0.450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5399" calcext:value-type="float">
            <text:p>0.5399</text:p>
          </table:table-cell>
          <table:table-cell table:formula="of:=AVERAGE([.B28:.C28])" office:value-type="float" office:value="0.5814" calcext:value-type="float">
            <text:p>0.58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864" calcext:value-type="float">
            <text:p>0.6864</text:p>
          </table:table-cell>
          <table:table-cell table:formula="of:=AVERAGE([.B29:.C29])" office:value-type="float" office:value="0.6931" calcext:value-type="float">
            <text:p>0.693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755" calcext:value-type="float">
            <text:p>0.6755</text:p>
          </table:table-cell>
          <table:table-cell table:formula="of:=AVERAGE([.B30:.C30])" office:value-type="float" office:value="0.6835" calcext:value-type="float">
            <text:p>0.683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6902" calcext:value-type="float">
            <text:p>0.6902</text:p>
          </table:table-cell>
          <table:table-cell table:formula="of:=AVERAGE([.B31:.C31])" office:value-type="float" office:value="0.68785" calcext:value-type="float">
            <text:p>0.6878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951" calcext:value-type="float">
            <text:p>0.6951</text:p>
          </table:table-cell>
          <table:table-cell table:formula="of:=AVERAGE([.B32:.C32])" office:value-type="float" office:value="0.6949" calcext:value-type="float">
            <text:p>0.694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57" calcext:value-type="float">
            <text:p>0.7157</text:p>
          </table:table-cell>
          <table:table-cell table:formula="of:=AVERAGE([.B33:.C33])" office:value-type="float" office:value="0.7171" calcext:value-type="float">
            <text:p>0.717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77" calcext:value-type="float">
            <text:p>0.7177</text:p>
          </table:table-cell>
          <table:table-cell table:formula="of:=AVERAGE([.B34:.C34])" office:value-type="float" office:value="0.71935" calcext:value-type="float">
            <text:p>0.7193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187" calcext:value-type="float">
            <text:p>0.7187</text:p>
          </table:table-cell>
          <table:table-cell table:formula="of:=AVERAGE([.B35:.C35])" office:value-type="float" office:value="0.72145" calcext:value-type="float">
            <text:p>0.7214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268" calcext:value-type="float">
            <text:p>0.7268</text:p>
          </table:table-cell>
          <table:table-cell table:formula="of:=AVERAGE([.B36:.C36])" office:value-type="float" office:value="0.7285" calcext:value-type="float">
            <text:p>0.7285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9" calcext:value-type="float">
            <text:p>0.1139</text:p>
          </table:table-cell>
          <table:table-cell table:formula="of:=AVERAGE([.B51:.C51])" office:value-type="float" office:value="0.10595" calcext:value-type="float">
            <text:p>0.1059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58" calcext:value-type="float">
            <text:p>0.3258</text:p>
          </table:table-cell>
          <table:table-cell table:formula="of:=AVERAGE([.B52:.C52])" office:value-type="float" office:value="0.2134" calcext:value-type="float">
            <text:p>0.213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1554" calcext:value-type="float">
            <text:p>0.1554</text:p>
          </table:table-cell>
          <table:table-cell table:formula="of:=AVERAGE([.B53:.C53])" office:value-type="float" office:value="0.184" calcext:value-type="float">
            <text:p>0.184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135" calcext:value-type="float">
            <text:p>0.1135</text:p>
          </table:table-cell>
          <table:table-cell table:formula="of:=AVERAGE([.B54:.C54])" office:value-type="float" office:value="0.24025" calcext:value-type="float">
            <text:p>0.24025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672" calcext:value-type="float">
            <text:p>0.7672</text:p>
          </table:table-cell>
          <table:table-cell table:formula="of:=AVERAGE([.B55:.C55])" office:value-type="float" office:value="0.75105" calcext:value-type="float">
            <text:p>0.7510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7603" calcext:value-type="float">
            <text:p>0.7603</text:p>
          </table:table-cell>
          <table:table-cell table:formula="of:=AVERAGE([.B56:.C56])" office:value-type="float" office:value="0.8015" calcext:value-type="float">
            <text:p>0.8015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53" calcext:value-type="float">
            <text:p>0.7453</text:p>
          </table:table-cell>
          <table:table-cell table:formula="of:=AVERAGE([.B57:.C57])" office:value-type="float" office:value="0.74715" calcext:value-type="float">
            <text:p>0.74715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376" calcext:value-type="float">
            <text:p>0.7376</text:p>
          </table:table-cell>
          <table:table-cell table:formula="of:=AVERAGE([.B58:.C58])" office:value-type="float" office:value="0.7465" calcext:value-type="float">
            <text:p>0.7465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7325" calcext:value-type="float">
            <text:p>0.7325</text:p>
          </table:table-cell>
          <table:table-cell table:formula="of:=AVERAGE([.B59:.C59])" office:value-type="float" office:value="0.7311" calcext:value-type="float">
            <text:p>0.7311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138" calcext:value-type="float">
            <text:p>0.7138</text:p>
          </table:table-cell>
          <table:table-cell table:formula="of:=AVERAGE([.B60:.C60])" office:value-type="float" office:value="0.71355" calcext:value-type="float">
            <text:p>0.71355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473" calcext:value-type="float">
            <text:p>0.6473</text:p>
          </table:table-cell>
          <table:table-cell table:formula="of:=AVERAGE([.B61:.C61])" office:value-type="float" office:value="0.64495" calcext:value-type="float">
            <text:p>0.64495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1">
          <table:table-cell table:style-name="ce1" office:value-type="string" calcext:value-type="string">
            <text:p>Run for pixels values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791" calcext:value-type="float">
            <text:p>0.7791</text:p>
          </table:table-cell>
          <table:table-cell table:formula="of:=AVERAGE([.B74:.C74])" office:value-type="float" office:value="0.77235" calcext:value-type="float">
            <text:p>0.772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.8135" calcext:value-type="float">
            <text:p>0.8135</text:p>
          </table:table-cell>
          <table:table-cell table:formula="of:=AVERAGE([.B75:.C75])" office:value-type="float" office:value="0.8135" calcext:value-type="float">
            <text:p>0.81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844" calcext:value-type="float">
            <text:p>0.844</text:p>
          </table:table-cell>
          <table:table-cell table:formula="of:=AVERAGE([.B76:.C76])" office:value-type="float" office:value="0.84485" calcext:value-type="float">
            <text:p>0.844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497" calcext:value-type="float">
            <text:p>0.8497</text:p>
          </table:table-cell>
          <table:table-cell table:formula="of:=AVERAGE([.B77:.C77])" office:value-type="float" office:value="0.85075" calcext:value-type="float">
            <text:p>0.850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8558" calcext:value-type="float">
            <text:p>0.8558</text:p>
          </table:table-cell>
          <table:table-cell table:formula="of:=AVERAGE([.B78:.C78])" office:value-type="float" office:value="0.8579" calcext:value-type="float">
            <text:p>0.857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38" calcext:value-type="float">
            <text:p>0.8838</text:p>
          </table:table-cell>
          <table:table-cell table:formula="of:=AVERAGE([.B79:.C79])" office:value-type="float" office:value="0.88135" calcext:value-type="float">
            <text:p>0.8813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0:.C8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1:.C81])" office:value-type="float" office:value="0" calcext:value-type="float">
            <text:p>0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1135" calcext:value-type="float">
            <text:p>0.1135</text:p>
          </table:table-cell>
          <table:table-cell table:formula="of:=AVERAGE([.B94:.C94])" office:value-type="float" office:value="0.1476" calcext:value-type="float">
            <text:p>0.14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2074" calcext:value-type="float">
            <text:p>0.2074</text:p>
          </table:table-cell>
          <table:table-cell table:formula="of:=AVERAGE([.B95:.C95])" office:value-type="float" office:value="0.2446" calcext:value-type="float">
            <text:p>0.24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5218" calcext:value-type="float">
            <text:p>0.5218</text:p>
          </table:table-cell>
          <table:table-cell table:formula="of:=AVERAGE([.B96:.C96])" office:value-type="float" office:value="0.4743" calcext:value-type="float">
            <text:p>0.47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197" calcext:value-type="float">
            <text:p>0.5197</text:p>
          </table:table-cell>
          <table:table-cell table:formula="of:=AVERAGE([.B97:.C97])" office:value-type="float" office:value="0.6247" calcext:value-type="float">
            <text:p>0.624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33" calcext:value-type="float">
            <text:p>0.8733</text:p>
          </table:table-cell>
          <table:table-cell table:formula="of:=AVERAGE([.B98:.C98])" office:value-type="float" office:value="0.8719" calcext:value-type="float">
            <text:p>0.871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714" calcext:value-type="float">
            <text:p>0.8714</text:p>
          </table:table-cell>
          <table:table-cell table:formula="of:=AVERAGE([.B99:.C99])" office:value-type="float" office:value="0.87245" calcext:value-type="float">
            <text:p>0.8724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694" calcext:value-type="float">
            <text:p>0.8694</text:p>
          </table:table-cell>
          <table:table-cell table:formula="of:=AVERAGE([.B100:.C100])" office:value-type="float" office:value="0.8709" calcext:value-type="float">
            <text:p>0.870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596" calcext:value-type="float">
            <text:p>0.8596</text:p>
          </table:table-cell>
          <table:table-cell table:formula="of:=AVERAGE([.B101:.C101])" office:value-type="float" office:value="0.8584" calcext:value-type="float">
            <text:p>0.858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35" calcext:value-type="float">
            <text:p>0.8535</text:p>
          </table:table-cell>
          <table:table-cell table:formula="of:=AVERAGE([.B102:.C102])" office:value-type="float" office:value="0.8541" calcext:value-type="float">
            <text:p>0.854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float" office:value="0.8567" calcext:value-type="float">
            <text:p>0.8567</text:p>
          </table:table-cell>
          <table:table-cell table:formula="of:=AVERAGE([.B103:.C103])" office:value-type="float" office:value="0.8567" calcext:value-type="float">
            <text:p>0.856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0.8532" calcext:value-type="float">
            <text:p>0.8532</text:p>
          </table:table-cell>
          <table:table-cell table:formula="of:=AVERAGE([.B104:.C104])" office:value-type="float" office:value="0.8532" calcext:value-type="float">
            <text:p>0.8532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0.8523" calcext:value-type="float">
            <text:p>0.8523</text:p>
          </table:table-cell>
          <table:table-cell table:formula="of:=AVERAGE([.B105:.C105])" office:value-type="float" office:value="0.8523" calcext:value-type="float">
            <text:p>0.8523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0:.C12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1:.C12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2:.C12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3:.C12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4:.C12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5:.C12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6:.C12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7:.C12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8:.C12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9:.C12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30:.C13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.00.0000</text:date>, <text:time style:data-style-name="N2" text:time-value="09:21:04.194757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0:55:24.333214797</meta:creation-date>
    <meta:generator>LibreOffice/4.2.8.2$Linux_X86_64 LibreOffice_project/420m0$Build-2</meta:generator>
    <dc:date>2015-05-19T09:21:53.782167813</dc:date>
    <meta:editing-duration>PT23H4M44S</meta:editing-duration>
    <meta:editing-cycles>17</meta:editing-cycles>
    <meta:document-statistic meta:table-count="1" meta:cell-count="27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9cm" svg:y="0.315cm" chart:style-name="ch2">
          <text:p>Epochs variation</text:p>
        </chart:title>
        <chart:plot-area chart:style-name="ch3" table:cell-range-address="Sheet1.A5:Sheet1.A12 Sheet1.D4:Sheet1.D12" chart:data-source-has-labels="row" svg:x="1.354cm" svg:y="1.316cm" svg:width="14.326cm" svg:height="6.5cm">
          <chartooo:coordinate-region svg:x="2.331cm" svg:y="1.529cm" svg:width="13.03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:Sheet1.D12" chart:label-cell-address="Sheet1.D4:Sheet1.D4" chart:class="chart:scatter">
            <chart:domain table:cell-range-address="Sheet1.A5:Sheet1.A1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0.6529">
                <text:p>0.6529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797">
                <text:p>0.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70405">
                <text:p>0.7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7122">
                <text:p>0.7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1285">
                <text:p>0.7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7257">
                <text:p>0.7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73675">
                <text:p>0.73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7573">
                <text:p>0.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25:Sheet1.A36 Sheet1.D24:Sheet1.D36" chart:data-source-has-labels="row" svg:x="1.354cm" svg:y="1.316cm" svg:width="14.326cm" svg:height="6.5cm">
          <chartooo:coordinate-region svg:x="2.119cm" svg:y="1.53cm" svg:width="13.136cm" svg:height="5.612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25:Sheet1.D36" chart:label-cell-address="Sheet1.D24:Sheet1.D24" chart:class="chart:scatter">
            <chart:domain table:cell-range-address="Sheet1.A25:Sheet1.A3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36</svg:desc>
                </draw:g>
              </table:table-cell>
              <table:table-cell office:value-type="float" office:value="0.15585">
                <text:p>0.15585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365">
                <text:p>0.1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835">
                <text:p>0.6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68785">
                <text:p>0.68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6949">
                <text:p>0.6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71935">
                <text:p>0.71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72145">
                <text:p>0.7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7285">
                <text:p>0.7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9cm" svg:y="0.315cm" chart:style-name="ch2">
          <text:p>Learning Rate variation</text:p>
        </chart:title>
        <chart:plot-area chart:style-name="ch3" table:cell-range-address="Sheet1.A51:Sheet1.A61 Sheet1.D50:Sheet1.D61" chart:data-source-has-labels="row" svg:x="1.354cm" svg:y="1.316cm" svg:width="14.326cm" svg:height="6.5cm">
          <chartooo:coordinate-region svg:x="2.119cm" svg:y="1.53cm" svg:width="13.302cm" svg:height="5.612cm"/>
          <chart:axis chart:dimension="x" chart:name="primary-x" chart:style-name="ch4">
            <chart:title svg:x="7.144cm" svg:y="7.997cm" chart:style-name="ch5">
              <text:p>Learning Rate [%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1:Sheet1.D61" chart:label-cell-address="Sheet1.D50:Sheet1.D50" chart:class="chart:scatter">
            <chart:domain table:cell-range-address="Sheet1.A51:Sheet1.A6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50:Sheet1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51:Sheet1.A61</svg:desc>
                </draw:g>
              </table:table-cell>
              <table:table-cell office:value-type="float" office:value="0.10595">
                <text:p>0.10595</text:p>
                <draw:g>
                  <svg:desc>Sheet1.D51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5105">
                <text:p>0.75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74715">
                <text:p>0.7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7465">
                <text:p>0.7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71355">
                <text:p>0.71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64495">
                <text:p>0.6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94:Sheet1.A105 Sheet1.D93:Sheet1.D105" chart:data-source-has-labels="row" svg:x="1.354cm" svg:y="1.316cm" svg:width="14.326cm" svg:height="6.5cm">
          <chartooo:coordinate-region svg:x="2.119cm" svg:y="1.529cm" svg:width="13.136cm" svg:height="5.613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94:Sheet1.D105" chart:label-cell-address="Sheet1.D93:Sheet1.D93" chart:class="chart:scatter">
            <chart:domain table:cell-range-address="Sheet1.A94:Sheet1.A105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93:Sheet1.D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4:Sheet1.A105</svg:desc>
                </draw:g>
              </table:table-cell>
              <table:table-cell office:value-type="float" office:value="0.1476">
                <text:p>0.1476</text:p>
                <draw:g>
                  <svg:desc>Sheet1.D94:Sheet1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46">
                <text:p>0.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743">
                <text:p>0.4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6247">
                <text:p>0.6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7245">
                <text:p>0.8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8541">
                <text:p>0.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8532">
                <text:p>0.8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8523">
                <text:p>0.85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8cm" svg:y="0.315cm" chart:style-name="ch2">
          <text:p>Epochs variations</text:p>
        </chart:title>
        <chart:plot-area chart:style-name="ch3" table:cell-range-address="Sheet1.A74:Sheet1.A81 Sheet1.D73:Sheet1.D81" chart:data-source-has-labels="row" svg:x="1.354cm" svg:y="1.316cm" svg:width="14.326cm" svg:height="6.5cm">
          <chartooo:coordinate-region svg:x="2.119cm" svg:y="1.529cm" svg:width="13.242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74:Sheet1.D81" chart:label-cell-address="Sheet1.D73:Sheet1.D73" chart:class="chart:scatter">
            <chart:domain table:cell-range-address="Sheet1.A74:Sheet1.A8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73:Sheet1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4:Sheet1.A81</svg:desc>
                </draw:g>
              </table:table-cell>
              <table:table-cell office:value-type="float" office:value="0.77235">
                <text:p>0.77235</text:p>
                <draw:g>
                  <svg:desc>Sheet1.D74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4485">
                <text:p>0.84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5075">
                <text:p>0.85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88135">
                <text:p>0.88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